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59f1" officeooo:paragraph-rsid="001259f1"/>
    </style:style>
    <style:style style:name="P2" style:family="paragraph" style:parent-style-name="Standard">
      <style:text-properties fo:font-weight="bold" officeooo:rsid="001259f1" officeooo:paragraph-rsid="001259f1" style:font-weight-asian="bold" style:font-weight-complex="bold"/>
    </style:style>
    <style:style style:name="P3" style:family="paragraph" style:parent-style-name="Standard">
      <style:text-properties fo:font-weight="bold" officeooo:rsid="001b527d" officeooo:paragraph-rsid="001b527d" style:font-weight-asian="bold" style:font-weight-complex="bold"/>
    </style:style>
    <style:style style:name="P4" style:family="paragraph" style:parent-style-name="Standard">
      <style:text-properties fo:font-weight="bold" officeooo:rsid="002fc0c9" officeooo:paragraph-rsid="002fc0c9" style:font-weight-asian="bold" style:font-weight-complex="bold"/>
    </style:style>
    <style:style style:name="P5" style:family="paragraph" style:parent-style-name="Standard">
      <style:text-properties fo:font-weight="normal" officeooo:rsid="001259f1" officeooo:paragraph-rsid="001259f1" style:font-weight-asian="normal" style:font-weight-complex="normal"/>
    </style:style>
    <style:style style:name="P6" style:family="paragraph" style:parent-style-name="Standard">
      <style:text-properties fo:font-weight="normal" officeooo:rsid="0019083a" officeooo:paragraph-rsid="0019083a" style:font-weight-asian="normal" style:font-weight-complex="normal"/>
    </style:style>
    <style:style style:name="P7" style:family="paragraph" style:parent-style-name="Standard">
      <style:text-properties fo:font-weight="normal" officeooo:rsid="001b527d" officeooo:paragraph-rsid="001b527d" style:font-weight-asian="normal" style:font-weight-complex="normal"/>
    </style:style>
    <style:style style:name="P8" style:family="paragraph" style:parent-style-name="Standard">
      <style:text-properties fo:font-weight="normal" officeooo:rsid="001f534a" officeooo:paragraph-rsid="001f534a" style:font-weight-asian="normal" style:font-weight-complex="normal"/>
    </style:style>
    <style:style style:name="P9" style:family="paragraph" style:parent-style-name="Standard">
      <style:text-properties fo:font-weight="normal" officeooo:rsid="0024f616" officeooo:paragraph-rsid="0024f616" style:font-weight-asian="normal" style:font-weight-complex="normal"/>
    </style:style>
    <style:style style:name="P10" style:family="paragraph" style:parent-style-name="Standard">
      <style:text-properties fo:font-weight="normal" officeooo:rsid="00267574" officeooo:paragraph-rsid="00267574" style:font-weight-asian="normal" style:font-weight-complex="normal"/>
    </style:style>
    <style:style style:name="P11" style:family="paragraph" style:parent-style-name="Standard">
      <style:text-properties fo:font-weight="normal" officeooo:rsid="002869a7" officeooo:paragraph-rsid="002869a7" style:font-weight-asian="normal" style:font-weight-complex="normal"/>
    </style:style>
    <style:style style:name="P12" style:family="paragraph" style:parent-style-name="Standard">
      <style:text-properties fo:font-weight="normal" officeooo:rsid="0029286d" officeooo:paragraph-rsid="0029286d" style:font-weight-asian="normal" style:font-weight-complex="normal"/>
    </style:style>
    <style:style style:name="P13" style:family="paragraph" style:parent-style-name="Standard">
      <style:text-properties fo:font-weight="normal" officeooo:rsid="002b91ca" officeooo:paragraph-rsid="002b91ca" style:font-weight-asian="normal" style:font-weight-complex="normal"/>
    </style:style>
    <style:style style:name="P14" style:family="paragraph" style:parent-style-name="Standard">
      <style:text-properties fo:font-weight="normal" officeooo:rsid="002f4a8b" officeooo:paragraph-rsid="002f4a8b" style:font-weight-asian="normal" style:font-weight-complex="normal"/>
    </style:style>
    <style:style style:name="P15" style:family="paragraph" style:parent-style-name="Standard">
      <style:text-properties fo:font-weight="normal" officeooo:rsid="003128c5" officeooo:paragraph-rsid="003128c5" style:font-weight-asian="normal" style:font-weight-complex="normal"/>
    </style:style>
    <style:style style:name="P16" style:family="paragraph" style:parent-style-name="Standard">
      <style:text-properties officeooo:rsid="0014bf49" officeooo:paragraph-rsid="0014bf49"/>
    </style:style>
    <style:style style:name="P17" style:family="paragraph" style:parent-style-name="Standard">
      <style:text-properties officeooo:rsid="0033a5d6" officeooo:paragraph-rsid="0033a5d6"/>
    </style:style>
    <style:style style:name="P18" style:family="paragraph" style:parent-style-name="Table_20_Contents">
      <style:text-properties fo:font-weight="bold" officeooo:rsid="001fa54c" officeooo:paragraph-rsid="001fa54c" style:font-weight-asian="bold" style:font-weight-complex="bold"/>
    </style:style>
    <style:style style:name="P19" style:family="paragraph" style:parent-style-name="Table_20_Contents">
      <style:text-properties fo:font-weight="bold" officeooo:rsid="00267574" officeooo:paragraph-rsid="00267574" style:font-weight-asian="bold" style:font-weight-complex="bold"/>
    </style:style>
    <style:style style:name="P20" style:family="paragraph" style:parent-style-name="Table_20_Contents">
      <style:text-properties fo:font-weight="bold" officeooo:rsid="0029286d" officeooo:paragraph-rsid="0029286d" style:font-weight-asian="bold" style:font-weight-complex="bold"/>
    </style:style>
    <style:style style:name="P21" style:family="paragraph" style:parent-style-name="Table_20_Contents">
      <style:text-properties fo:font-weight="bold" officeooo:rsid="002b91ca" officeooo:paragraph-rsid="002b91ca" style:font-weight-asian="bold" style:font-weight-complex="bold"/>
    </style:style>
    <style:style style:name="P22" style:family="paragraph" style:parent-style-name="Table_20_Contents">
      <style:text-properties officeooo:rsid="001fa54c" officeooo:paragraph-rsid="001fa54c"/>
    </style:style>
    <style:style style:name="P23" style:family="paragraph" style:parent-style-name="Table_20_Contents">
      <style:text-properties officeooo:rsid="001fa54c" officeooo:paragraph-rsid="0020a9a0"/>
    </style:style>
    <style:style style:name="P24" style:family="paragraph" style:parent-style-name="Table_20_Contents">
      <style:text-properties officeooo:rsid="001fa54c" officeooo:paragraph-rsid="002a296d"/>
    </style:style>
    <style:style style:name="P25" style:family="paragraph" style:parent-style-name="Table_20_Contents">
      <style:text-properties officeooo:rsid="002172bb" officeooo:paragraph-rsid="002172bb"/>
    </style:style>
    <style:style style:name="P26" style:family="paragraph" style:parent-style-name="Table_20_Contents">
      <style:text-properties officeooo:rsid="0022a1b1" officeooo:paragraph-rsid="0022a1b1"/>
    </style:style>
    <style:style style:name="P27" style:family="paragraph" style:parent-style-name="Table_20_Contents">
      <style:text-properties officeooo:rsid="00240ca6" officeooo:paragraph-rsid="00240ca6"/>
    </style:style>
    <style:style style:name="P28" style:family="paragraph" style:parent-style-name="Table_20_Contents">
      <style:text-properties officeooo:rsid="00267574" officeooo:paragraph-rsid="00267574"/>
    </style:style>
    <style:style style:name="P29" style:family="paragraph" style:parent-style-name="Table_20_Contents">
      <style:text-properties officeooo:paragraph-rsid="002a296d"/>
    </style:style>
    <style:style style:name="P30" style:family="paragraph" style:parent-style-name="Table_20_Contents">
      <style:text-properties officeooo:rsid="002a296d" officeooo:paragraph-rsid="002a296d"/>
    </style:style>
    <style:style style:name="P31" style:family="paragraph" style:parent-style-name="Table_20_Contents">
      <style:text-properties officeooo:rsid="002b91ca" officeooo:paragraph-rsid="002b91ca"/>
    </style:style>
    <style:style style:name="P32" style:family="paragraph" style:parent-style-name="Table_20_Contents">
      <style:text-properties officeooo:rsid="002d75f4" officeooo:paragraph-rsid="002d75f4"/>
    </style:style>
    <style:style style:name="T1" style:family="text">
      <style:text-properties fo:font-style="italic" style:font-style-asian="italic" style:font-style-complex="italic"/>
    </style:style>
    <style:style style:name="T2" style:family="text">
      <style:text-properties fo:font-style="italic" officeooo:rsid="0014573d" style:font-style-asian="italic" style:font-style-complex="italic"/>
    </style:style>
    <style:style style:name="T3" style:family="text">
      <style:text-properties fo:font-style="italic" officeooo:rsid="001682dc" style:font-style-asian="italic" style:font-style-complex="italic"/>
    </style:style>
    <style:style style:name="T4" style:family="text">
      <style:text-properties fo:font-style="italic" officeooo:rsid="001874ad"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4573d" style:font-style-asian="normal" style:font-style-complex="normal"/>
    </style:style>
    <style:style style:name="T7" style:family="text">
      <style:text-properties fo:font-style="normal" officeooo:rsid="001682dc" style:font-style-asian="normal" style:font-style-complex="normal"/>
    </style:style>
    <style:style style:name="T8" style:family="text">
      <style:text-properties officeooo:rsid="001874ad"/>
    </style:style>
    <style:style style:name="T9" style:family="text">
      <style:text-properties officeooo:rsid="001d4132"/>
    </style:style>
    <style:style style:name="T10" style:family="text">
      <style:text-properties officeooo:rsid="001e1672"/>
    </style:style>
    <style:style style:name="T11" style:family="text">
      <style:text-properties officeooo:rsid="001f534a"/>
    </style:style>
    <style:style style:name="T12" style:family="text">
      <style:text-properties officeooo:rsid="001fa54c"/>
    </style:style>
    <style:style style:name="T13" style:family="text">
      <style:text-properties officeooo:rsid="002172bb"/>
    </style:style>
    <style:style style:name="T14" style:family="text">
      <style:text-properties officeooo:rsid="0022a1b1"/>
    </style:style>
    <style:style style:name="T15" style:family="text">
      <style:text-properties officeooo:rsid="002a296d"/>
    </style:style>
    <style:style style:name="T16" style:family="text">
      <style:text-properties fo:font-weight="bold" style:font-weight-asian="bold" style:font-weight-complex="bold"/>
    </style:style>
    <style:style style:name="T17" style:family="text">
      <style:text-properties officeooo:rsid="0031b06f"/>
    </style:style>
    <style:style style:name="T18" style:family="text">
      <style:text-properties officeooo:rsid="0034c5b0"/>
    </style:style>
    <style:style style:name="T19" style:family="text">
      <style:text-properties officeooo:rsid="0036d6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mi: Niko Kortström</text:p>
      <text:p text:style-name="P1">Opiskelijanumero: 014154573</text:p>
      <text:p text:style-name="P1"/>
      <text:p text:style-name="P1">1.</text:p>
      <text:p text:style-name="P1"/>
      <text:p text:style-name="P17">a. <text:span text:style-name="T18">Tutkitut katselmoinnit olivat “informal review”-tyyppisiä. Katselmointityökalujen käyttö hyötyykin varmasti eniten tällaisesta, sillä ne helpottavat nimenomaan erillisten kokousten ulkopuolista katselmointia (ainakin tämä työkalu).</text:span></text:p>
      <text:p text:style-name="P17">b. <text:span text:style-name="T18">Neljä ensimmäistä saavutettua hyötyä järjestyksessä yleisyyden mukaan olivat: koodin parantaminen, koodin parempi ymmärtäminen, sosiaalinen vistintä ja vikojen löytäminen. Vaihtoehtoisten ratkaisujen löytäminen oli hyöty, jota kehittäjät arvostivat, mutta mangerit eivät juurikaan maininneet.</text:span></text:p>
      <text:p text:style-name="P17">c. <text:span text:style-name="T19">Helposti löydettäviä esim pieniä operaattorivirheitä ja tyylivirheitä. Katselmoijien sanottiin usein haluavan päästä helpommalla vain raapaisemalla pintaa ja etsimällä helpot viat. Myös koodin vieraus nähtiin merkittävänä tässä asiassa. Koodia, jonka katselmoija tuntee hyvin, oltiin valmiimpia tutkimaan tarkasti koska se tunnetaan paremmin.</text:span></text:p>
      <text:p text:style-name="P1"/>
      <text:p text:style-name="P16">2.</text:p>
      <text:p text:style-name="P1"/>
      <text:p text:style-name="P2">UR</text:p>
      <text:p text:style-name="P2"/>
      <text:p text:style-name="P5"/>
      <text:p text:style-name="P2"/>
      <text:p text:style-name="P2">DD</text:p>
      <text:p text:style-name="P2"/>
      <text:p text:style-name="P5">- jos parametri <text:span text:style-name="T1">original</text:span> on vähintään yhden pituinen merkkijono, muuttujaan <text:span text:style-name="T1">ch</text:span><text:span text:style-name="T5"> asetetaan arvo ilman, että sitä käytetään välissä</text:span></text:p>
      <text:p text:style-name="P5"><text:span text:style-name="T5">- </text:span><text:span text:style-name="T6">jos parametri </text:span><text:span text:style-name="T2">marker</text:span><text:span text:style-name="T6"> löytyy parametristä </text:span><text:span text:style-name="T2">original</text:span><text:span text:style-name="T6">, muuttujaan </text:span><text:span text:style-name="T2">pos</text:span><text:span text:style-name="T6"> asetetaan arvo ilman, että sitä käytetään välissä</text:span></text:p>
      <text:p text:style-name="P5"><text:span text:style-name="T6"><text:tab/>- </text:span><text:span text:style-name="T7">muuttuja </text:span><text:span text:style-name="T3">pos</text:span><text:span text:style-name="T7"> asetetaan siten, ettei parametrin </text:span><text:span text:style-name="T3">marker</text:span><text:span text:style-name="T7"> ilmentymää poisteta palautettavasta <text:tab/>taulukosta</text:span></text:p>
      <text:p text:style-name="P2"/>
      <text:p text:style-name="P2">DU</text:p>
      <text:p text:style-name="P2"/>
      <text:p text:style-name="P5">- jos parametri <text:span text:style-name="T1">original</text:span> on tyhjä, muuttujiin <text:span text:style-name="T1">ch</text:span> ja <text:span text:style-name="T1">i</text:span> asetetaan arvo käyttämättä niitä sen jälkeen</text:p>
      <text:p text:style-name="P5"><text:tab/>- <text:span text:style-name="T8">jos parametriä </text:span><text:span text:style-name="T4">marker</text:span><text:span text:style-name="T8"> ei löydy parametristä </text:span><text:span text:style-name="T4">original</text:span><text:span text:style-name="T8">, palautetaan taulukko, joka sisältää <text:tab/>tyhjän merkkijonon ja parametrin </text:span><text:span text:style-name="T4">original</text:span><text:span text:style-name="T8"> ensimmäisen kirjaimen</text:span></text:p>
      <text:p text:style-name="P5">- muuttujaan <text:span text:style-name="T1">found</text:span> asetetaan arvo, mutta sitä ei käytetä koskaan</text:p>
      <text:p text:style-name="P5"/>
      <text:p text:style-name="P6">3.</text:p>
      <text:p text:style-name="P6"/>
      <text:p text:style-name="P3">SonarQube</text:p>
      <text:p text:style-name="P3"/>
      <text:p text:style-name="P7">- <text:span text:style-name="T9">toistuvaa koodi</text:span></text:p>
      <text:p text:style-name="P7">- <text:span text:style-name="T9">määritettyjen ohjelmointistandardien rikkominen</text:span></text:p>
      <text:p text:style-name="P7">- <text:span text:style-name="T10">huono testikattavuus</text:span></text:p>
      <text:p text:style-name="P7">- <text:span text:style-name="T10">bugit</text:span></text:p>
      <text:p text:style-name="P7">- <text:span text:style-name="T10">kompleksisuus</text:span></text:p>
      <text:p text:style-name="P7">- <text:span text:style-name="T11">tekninen velka</text:span></text:p>
      <text:p text:style-name="P7">- <text:span text:style-name="T11">kommentit</text:span></text:p>
      <text:p text:style-name="P7">- <text:span text:style-name="T11">arkkitehtuuri</text:span></text:p>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8">4.</text:p>
      <text:p text:style-name="P8"/>
      <text:p text:style-name="P9">Ekvivalenssiluokat:</text:p>
      <text:p text:style-name="P8"/>
      <table:table table:name="Table1" table:style-name="Table1">
        <table:table-column table:style-name="Table1.A" table:number-columns-repeated="3"/>
        <table:table-row>
          <table:table-cell table:style-name="Table1.A1" office:value-type="string">
            <text:p text:style-name="P19">Muuttuja</text:p>
          </table:table-cell>
          <table:table-cell table:style-name="Table1.A1" office:value-type="string">
            <text:p text:style-name="P18">Ekvivalenssiluokat</text:p>
          </table:table-cell>
          <table:table-cell table:style-name="Table1.C1" office:value-type="string">
            <text:p text:style-name="P18">Esimerkkiarvo</text:p>
          </table:table-cell>
        </table:table-row>
        <table:table-row>
          <table:table-cell table:style-name="Table1.A2" office:value-type="string">
            <text:p text:style-name="P22">pituus</text:p>
          </table:table-cell>
          <table:table-cell table:style-name="Table1.A2" office:value-type="string">
            <text:p text:style-name="P23">NaN</text:p>
            <text:p text:style-name="P23">x <text:span text:style-name="T14">&lt;=</text:span> 150</text:p>
            <text:p text:style-name="P23">x <text:span text:style-name="T14">&gt;=</text:span> 210</text:p>
            <text:p text:style-name="P22">150 &lt;<text:span text:style-name="T13">=</text:span> x &lt;<text:span text:style-name="T13">=</text:span> 210</text:p>
          </table:table-cell>
          <table:table-cell table:style-name="Table1.C2" office:value-type="string">
            <text:p text:style-name="P25">Satakuusikymmentä</text:p>
            <text:p text:style-name="P25">89</text:p>
            <text:p text:style-name="P25">300</text:p>
            <text:p text:style-name="P25">160</text:p>
          </table:table-cell>
        </table:table-row>
        <table:table-row>
          <table:table-cell table:style-name="Table1.A2" office:value-type="string">
            <text:p text:style-name="P22">paino</text:p>
          </table:table-cell>
          <table:table-cell table:style-name="Table1.A2" office:value-type="string">
            <text:p text:style-name="P26">NaN</text:p>
            <text:p text:style-name="P26">x &lt;= 40</text:p>
            <text:p text:style-name="P26">x &gt;= 130</text:p>
            <text:p text:style-name="P26">40 &lt;= x &lt;= 130</text:p>
          </table:table-cell>
          <table:table-cell table:style-name="Table1.C2" office:value-type="string">
            <text:p text:style-name="P27">Kuusikymmentä</text:p>
            <text:p text:style-name="P27">35</text:p>
            <text:p text:style-name="P27">145</text:p>
            <text:p text:style-name="P27">65</text:p>
          </table:table-cell>
        </table:table-row>
      </table:table>
      <text:p text:style-name="P8"/>
      <text:p text:style-name="P9">Raja-arvot:</text:p>
      <text:p text:style-name="P9"/>
      <table:table table:name="Table2" table:style-name="Table2">
        <table:table-column table:style-name="Table2.A" table:number-columns-repeated="2"/>
        <table:table-row>
          <table:table-cell table:style-name="Table2.A1" office:value-type="string">
            <text:p text:style-name="P19">Muuttuja</text:p>
          </table:table-cell>
          <table:table-cell table:style-name="Table2.B1" office:value-type="string">
            <text:p text:style-name="P19">Raja-arvot</text:p>
          </table:table-cell>
        </table:table-row>
        <table:table-row>
          <table:table-cell table:style-name="Table2.A2" office:value-type="string">
            <text:p text:style-name="P28">pituus</text:p>
          </table:table-cell>
          <table:table-cell table:style-name="Table2.B2" office:value-type="string">
            <text:p text:style-name="P28">149, 150, 151, 119, 120, 121</text:p>
          </table:table-cell>
        </table:table-row>
        <table:table-row>
          <table:table-cell table:style-name="Table2.A2" office:value-type="string">
            <text:p text:style-name="P28">paino</text:p>
          </table:table-cell>
          <table:table-cell table:style-name="Table2.B2" office:value-type="string">
            <text:p text:style-name="P28">39, 40, 41, 129, 130, 131</text:p>
          </table:table-cell>
        </table:table-row>
      </table:table>
      <text:p text:style-name="P10"/>
      <text:p text:style-name="P11">5.</text:p>
      <text:p text:style-name="P11"/>
      <text:p text:style-name="P12">Tulosten ekvivalenssiluokat:</text:p>
      <text:p text:style-name="P12"/>
      <table:table table:name="Table3" table:style-name="Table3">
        <table:table-column table:style-name="Table3.A" table:number-columns-repeated="3"/>
        <table:table-row>
          <table:table-cell table:style-name="Table3.A1" office:value-type="string">
            <text:p text:style-name="P20">Muuttuja</text:p>
          </table:table-cell>
          <table:table-cell table:style-name="Table3.A1" office:value-type="string">
            <text:p text:style-name="P20">Ekvivalenssiluokat</text:p>
          </table:table-cell>
          <table:table-cell table:style-name="Table3.C1" office:value-type="string">
            <text:p text:style-name="P20">Esimerkki<text:span text:style-name="T15">tapaus</text:span></text:p>
          </table:table-cell>
        </table:table-row>
        <table:table-row>
          <table:table-cell table:style-name="Table3.A2" office:value-type="string">
            <text:p text:style-name="P31">Painoindeksi</text:p>
          </table:table-cell>
          <table:table-cell table:style-name="Table3.A2" office:value-type="string">
            <text:p text:style-name="P30">Virhe</text:p>
            <text:p text:style-name="P24"/>
            <text:p text:style-name="P24"/>
            <text:p text:style-name="P30"/>
            <text:p text:style-name="P30">18,5 &lt; x &lt; 30</text:p>
            <text:p text:style-name="P30"/>
            <text:p text:style-name="P30"/>
            <text:p text:style-name="P30"/>
            <text:p text:style-name="P30"/>
            <text:p text:style-name="P30">x &lt;= 18,5</text:p>
            <text:p text:style-name="P30"/>
            <text:p text:style-name="P30"/>
            <text:p text:style-name="P30"/>
            <text:p text:style-name="P30"><text:soft-page-break/></text:p>
            <text:p text:style-name="P30"/>
            <text:p text:style-name="P30">x &gt;= 30</text:p>
          </table:table-cell>
          <table:table-cell table:style-name="Table3.C2" office:value-type="string">
            <text:p text:style-name="P30">Tulos = 140 =&gt; Painoindeksiä ei voida laskea, pituus oltava väliltä <text:span text:style-name="T12">150 &lt;= x &lt;= 210</text:span></text:p>
            <text:p text:style-name="P30"/>
            <text:p text:style-name="P29"><text:span text:style-name="T15">Tulos = 25 =&gt; Painoindexi on 25, lue lisää </text:span><text:a xlink:type="simple" xlink:href="https://fi.wikipedia.org/wiki/Painoindeksi">https://fi.wikipedia.org/wiki/Painoindeksi</text:a>.</text:p>
            <text:p text:style-name="P29"/>
            <text:p text:style-name="P29"><text:span text:style-name="T15">Tulos = 15 =&gt; </text:span>Painoindeksi on alle 19, <text:span text:style-name="T15">lue lisää </text:span><text:a xlink:type="simple" xlink:href="http://www.yths.fi/i_love_arki/askarruttavatko_ruokailutottumuksesi">http://www.yths.fi/i_love_arki/askarruttavatko_ruokailutottumu</text:a><text:soft-page-break/><text:a xlink:type="simple" xlink:href="http://www.yths.fi/i_love_arki/askarruttavatko_ruokailutottumuksesi">ksesi</text:a></text:p>
            <text:p text:style-name="P29"/>
            <text:p text:style-name="P29"><text:span text:style-name="T15">Tulos = 32 =&gt; Painoindeksi on 32, lue lisää </text:span><text:a xlink:type="simple" xlink:href="https://www.thl.fi/fi/web/elintavat-ja-ravitsemus/ravitsemus/ravitsemus-jaterveys/painonhallinta">https://www.thl.fi/fi/web/elintavat-ja-ravitsemus/ravitsemus/ravitsemus-jaterveys/painonhallinta</text:a></text:p>
          </table:table-cell>
        </table:table-row>
      </table:table>
      <text:p text:style-name="P12"/>
      <text:p text:style-name="P12"/>
      <text:p text:style-name="P13">Tulosten raja-arvot:</text:p>
      <text:p text:style-name="P13"/>
      <table:table table:name="Table4" table:style-name="Table4">
        <table:table-column table:style-name="Table4.A" table:number-columns-repeated="2"/>
        <table:table-row>
          <table:table-cell table:style-name="Table4.A1" office:value-type="string">
            <text:p text:style-name="P21">Muuttuja</text:p>
          </table:table-cell>
          <table:table-cell table:style-name="Table4.B1" office:value-type="string">
            <text:p text:style-name="P31"><text:span text:style-name="T16">Raja-arvot</text:span></text:p>
          </table:table-cell>
        </table:table-row>
        <table:table-row>
          <table:table-cell table:style-name="Table4.A2" office:value-type="string">
            <text:p text:style-name="P31">Painoindeksi</text:p>
          </table:table-cell>
          <table:table-cell table:style-name="Table4.B2" office:value-type="string">
            <text:p text:style-name="P32">18,4, 18,5, 18,6, 29,9, 30, 30,1</text:p>
          </table:table-cell>
        </table:table-row>
      </table:table>
      <text:p text:style-name="P13"/>
      <text:p text:style-name="P14">6.</text:p>
      <text:p text:style-name="P14"/>
      <text:p text:style-name="P4">splitInTwo raja-arvo tapaukset:</text:p>
      <text:p text:style-name="P4"/>
      <text:p text:style-name="P15">- original = “”, marker = “k”</text:p>
      <text:p text:style-name="P15">- original = “sana”, marker = “”</text:p>
      <text:p text:style-name="P15">- original = “”, marker = “”</text:p>
      <text:p text:style-name="P15">- <text:span text:style-name="T17">original = “k”, marker = “k”</text:span></text:p>
      <text:p text:style-name="P15">- <text:span text:style-name="T17">original = null, marker = “k”</text:span></text:p>
      <text:p text:style-name="P15">- <text:span text:style-name="T17">original = “sana”, marker = nu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o Kortström</meta:initial-creator>
    <meta:creation-date>2016-04-06T10:58:02.259505470</meta:creation-date>
    <meta:generator>LibreOffice/4.2.8.2$Linux_X86_64 LibreOffice_project/420m0$Build-2</meta:generator>
    <dc:date>2016-04-06T17:07:07.161446504</dc:date>
    <dc:creator>Niko Kortström</dc:creator>
    <meta:editing-duration>PT5H57M9S</meta:editing-duration>
    <meta:editing-cycles>31</meta:editing-cycles>
    <meta:document-statistic meta:table-count="4" meta:image-count="0" meta:object-count="0" meta:page-count="3" meta:paragraph-count="83" meta:word-count="399" meta:character-count="2878" meta:non-whitespace-character-count="2558"/>
  </office:meta>
</office:document-meta>
</file>